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A85DC9C45A5B4F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c4c4c" draw:textarea-horizontal-align="justify" draw:textarea-vertical-align="middle" draw:auto-grow-height="false" fo:min-height="0.654cm" fo:min-width="2.004cm"/>
    </style:style>
    <style:style style:name="gr2" style:family="graphic" style:parent-style-name="standard">
      <style:graphic-properties draw:fill-color="#4c4c4c" draw:textarea-horizontal-align="justify" draw:textarea-vertical-align="middle" draw:auto-grow-height="false" fo:min-height="0.654cm" fo:min-width="1.404cm"/>
    </style:style>
    <style:style style:name="gr3" style:family="graphic" style:parent-style-name="objectwithoutfill">
      <style:graphic-properties svg:stroke-color="#336600" draw:marker-end="Arrow" draw:marker-end-width="0.3cm" draw:fill="none" draw:textarea-vertical-align="middle"/>
    </style:style>
    <style:style style:name="gr4" style:family="graphic" style:parent-style-name="standard">
      <style:graphic-properties draw:fill-color="#a3dbe8" draw:textarea-horizontal-align="justify" draw:textarea-vertical-align="middle" draw:auto-grow-height="false" fo:min-height="0.316cm" fo:min-width="0.0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004153" draw:textarea-horizontal-align="justify" draw:textarea-vertical-align="middle" draw:auto-grow-height="false" fo:min-height="0.654cm" fo:min-width="1.404cm"/>
    </style:style>
    <style:style style:name="gr7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4.15cm" fo:min-width="5.9cm"/>
    </style:style>
    <style:style style:name="gr8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1.95cm" fo:min-width="3.1cm"/>
    </style:style>
    <style:style style:name="gr9" style:family="graphic" style:parent-style-name="objectwithoutfill">
      <style:graphic-properties svg:stroke-color="#663300"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svg:stroke-color="#990000"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svg:stroke-color="#663300" draw:marker-end="Arrow" draw:marker-end-width="0.3cm" draw:fill="none" draw:textarea-vertical-align="middle"/>
    </style:style>
    <style:style style:name="gr12" style:family="graphic" style:parent-style-name="standard">
      <style:graphic-properties svg:stroke-color="#663300" draw:marker-start="Arrow" draw:marker-start-width="0.3cm" draw:marker-end="Arrow" draw:marker-end-width="0.3cm" draw:textarea-vertical-align="middle"/>
    </style:style>
    <style:style style:name="gr13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3.1cm"/>
    </style:style>
    <style:style style:name="gr14" style:family="graphic" style:parent-style-name="standard">
      <style:graphic-properties draw:stroke="dash" draw:stroke-dash="Ultrafine_20_Dashed" svg:stroke-color="#000000" draw:fill="none" draw:opacity="97%" draw:textarea-horizontal-align="left" draw:textarea-vertical-align="top" draw:auto-grow-height="false" fo:min-height="3.15cm" fo:min-width="4.1cm"/>
    </style:style>
    <style:style style:name="gr15" style:family="graphic" style:parent-style-name="standard">
      <style:graphic-properties draw:fill-color="#a3dbe8" draw:textarea-horizontal-align="justify" draw:textarea-vertical-align="middle" draw:auto-grow-height="false" fo:min-height="0.489cm" fo:min-width="0.501cm"/>
    </style:style>
    <style:style style:name="gr16" style:family="graphic" style:parent-style-name="objectwithoutfill">
      <style:graphic-properties svg:stroke-color="#990000"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6.55cm" fo:min-width="5.5cm"/>
    </style:style>
    <style:style style:name="gr18" style:family="graphic" style:parent-style-name="standard">
      <style:graphic-properties draw:fill-color="#007a87" draw:textarea-horizontal-align="justify" draw:textarea-vertical-align="middle" draw:auto-grow-height="false" fo:min-height="0.654cm" fo:min-width="10.804cm"/>
    </style:style>
    <style:style style:name="gr19" style:family="graphic" style:parent-style-name="standard">
      <style:graphic-properties draw:fill-color="#007a87" draw:textarea-horizontal-align="justify" draw:textarea-vertical-align="middle" draw:auto-grow-height="false" fo:min-height="0.654cm" fo:min-width="4.203cm"/>
    </style:style>
    <style:style style:name="gr20" style:family="graphic" style:parent-style-name="objectwithoutfill">
      <style:graphic-properties svg:stroke-color="#993366" draw:marker-end="Arrow" draw:marker-end-width="0.3cm" draw:fill="none" draw:textarea-vertical-align="middl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9.598cm" fo:min-width="26.848cm" fo:padding-top="0.151cm" fo:padding-bottom="0.151cm" fo:padding-left="0.276cm" fo:padding-right="0.276cm"/>
    </style:style>
    <style:style style:name="gr23" style:family="graphic" style:parent-style-name="standard">
      <style:graphic-properties draw:fill-color="#004153" draw:textarea-horizontal-align="justify" draw:textarea-vertical-align="middle" draw:auto-grow-height="false" fo:min-height="5.756cm" fo:min-width="1.306cm"/>
    </style:style>
    <style:style style:name="gr24" style:family="graphic" style:parent-style-name="standard">
      <style:graphic-properties draw:stroke="dash" draw:stroke-dash="Fine_20_Dashed" svg:stroke-color="#000000" draw:fill="none" draw:opacity="50%" draw:textarea-horizontal-align="left" draw:textarea-vertical-align="top" draw:auto-grow-height="false" fo:min-height="1.85cm" fo:min-width="5.5cm"/>
    </style:style>
    <style:style style:name="gr2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6" style:family="graphic" style:parent-style-name="objectwithoutfill">
      <style:graphic-properties svg:stroke-color="#9900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4c4c4c"/>
      <style:paragraph-properties fo:text-align="center"/>
      <style:text-properties fo:color="#ffffff" style:font-name="Overpass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a3dbe8"/>
      <style:paragraph-properties fo:text-align="center"/>
    </style:style>
    <style:style style:name="P5" style:family="paragraph">
      <loext:graphic-properties draw:fill-color="#004153"/>
      <style:paragraph-properties fo:text-align="center"/>
      <style:text-properties fo:color="#ffffff" style:font-name="Overpass" fo:font-size="10pt" style:font-size-asian="10pt" style:font-size-complex="10pt"/>
    </style:style>
    <style:style style:name="P6" style:family="paragraph">
      <loext:graphic-properties draw:fill="none" draw:opacity="97%"/>
      <style:paragraph-properties fo:text-align="center"/>
      <style:text-properties style:font-name="Overpass" fo:font-size="12pt" style:font-size-asian="12pt" style:font-size-complex="12pt"/>
    </style:style>
    <style:style style:name="P7" style:family="paragraph">
      <loext:graphic-properties draw:fill="none" draw:opacity="50%"/>
      <style:paragraph-properties fo:text-align="center"/>
      <style:text-properties style:font-name="Overpass" fo:font-size="12pt" style:font-size-asian="12pt" style:font-size-complex="12pt"/>
    </style:style>
    <style:style style:name="P8" style:family="paragraph">
      <loext:graphic-properties draw:fill-color="#007a87"/>
      <style:paragraph-properties fo:text-align="center"/>
      <style:text-properties fo:color="#ffffff" style:font-name="Overpass" fo:font-size="10pt" style:font-size-asian="10pt" style:font-size-complex="10pt"/>
    </style:style>
    <style:style style:name="T1" style:family="text">
      <style:text-properties fo:color="#ffffff" style:font-name="Overpass" fo:font-size="10pt" style:font-size-asian="10pt" style:font-size-complex="10pt"/>
    </style:style>
    <style:style style:name="T2" style:family="text">
      <style:text-properties style:font-name="Overpas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7" draw:id="id17" draw:layer="layout" svg:width="2.6cm" svg:height="1cm" svg:x="7.1cm" svg:y="5cm">
          <text:p text:style-name="P1"><text:span text:style-name="T1">address-</text:span></text:p>
          <text:p text:style-name="P1"><text:span text:style-name="T1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2cm" svg:height="1cm" svg:x="8.9cm" svg:y="9.9cm">
          <text:p text:style-name="P1"><text:span text:style-name="T1">r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cm" svg:height="1cm" svg:x="5.7cm" svg:y="9.9cm">
          <text:p text:style-name="P1"><text:span text:style-name="T1">config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2cm" svg:height="1cm" svg:x="8.901cm" svg:y="12.201cm">
          <text:p text:style-name="P1"><text:span text:style-name="T1">queue</text:span></text:p>
          <text:p text:style-name="P1"><text:span text:style-name="T1">sche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6.7cm" svg:y1="10.9cm" svg:x2="8.901cm" svg:y2="12.701cm" draw:start-shape="id1" draw:start-glue-point="2" draw:end-shape="id2" draw:end-glue-point="3" svg:d="M6700 10900c0 1201 733 1801 2201 1801" svg:viewBox="0 0 2202 1802">
          <text:p/>
        </draw:connector>
        <draw:custom-shape draw:style-name="gr4" draw:text-style-name="P4" xml:id="id3" draw:id="id3" draw:layer="layout" svg:width="0.8cm" svg:height="0.8cm" svg:x="16.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0.8cm" svg:height="0.8cm" svg:x="19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0.8cm" svg:height="0.8cm" svg:x="20.602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0.8cm" svg:height="0.8cm" svg:x="17.603cm" svg:y="7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6.5cm" svg:y1="6cm" svg:x2="17.72cm" svg:y2="7.62cm" draw:start-shape="id3" draw:start-glue-point="8" draw:end-shape="id4" draw:end-glue-point="5" svg:d="M16500 6000l1220 1620" svg:viewBox="0 0 1221 1621">
          <text:p/>
        </draw:connector>
        <draw:connector draw:style-name="gr5" draw:text-style-name="P3" draw:layer="layout" draw:type="line" svg:x1="16.9cm" svg:y1="5.6cm" svg:x2="19.101cm" svg:y2="5.601cm" draw:start-shape="id3" draw:start-glue-point="10" draw:end-shape="id5" draw:end-glue-point="6" svg:d="M16900 5600l2201 1" svg:viewBox="0 0 2202 2">
          <text:p/>
        </draw:connector>
        <draw:connector draw:style-name="gr5" draw:text-style-name="P3" draw:layer="layout" draw:type="line" svg:x1="19.218cm" svg:y1="5.884cm" svg:x2="18.286cm" svg:y2="7.62cm" draw:start-shape="id5" draw:start-glue-point="7" draw:end-shape="id4" draw:end-glue-point="11" svg:d="M19218 5884l-932 1736" svg:viewBox="0 0 933 1737">
          <text:p/>
        </draw:connector>
        <draw:connector draw:style-name="gr5" draw:text-style-name="P3" draw:layer="layout" draw:type="line" svg:x1="19.784cm" svg:y1="5.884cm" svg:x2="21.002cm" svg:y2="7.502cm" draw:start-shape="id5" draw:start-glue-point="9" draw:end-shape="id6" draw:end-glue-point="4" svg:d="M19784 5884l1218 1618" svg:viewBox="0 0 1219 1619">
          <text:p/>
        </draw:connector>
        <draw:connector draw:style-name="gr5" draw:text-style-name="P3" draw:layer="layout" draw:type="line" svg:x1="18.403cm" svg:y1="7.903cm" svg:x2="20.602cm" svg:y2="7.902cm" draw:start-shape="id4" draw:start-glue-point="10" draw:end-shape="id6" draw:end-glue-point="6" svg:d="M18403 7903l2199-1" svg:viewBox="0 0 2200 2">
          <text:p/>
        </draw:connector>
        <draw:connector draw:style-name="gr5" draw:text-style-name="P3" draw:layer="layout" draw:type="line" svg:x1="16.783cm" svg:y1="5.883cm" svg:x2="20.719cm" svg:y2="7.619cm" draw:start-shape="id3" draw:start-glue-point="9" draw:end-shape="id6" draw:end-glue-point="5" svg:d="M16783 5883l3936 1736" svg:viewBox="0 0 3937 1737">
          <text:p/>
        </draw:connector>
        <draw:custom-shape draw:style-name="gr6" draw:text-style-name="P5" xml:id="id7" draw:id="id7" draw:layer="layout" svg:width="2cm" svg:height="1cm" svg:x="24.5cm" svg:y="5.2cm">
          <text:p text:style-name="P1"><text:span text:style-name="T1">mqtt</text:span></text:p>
          <text:p text:style-name="P1"><text:span text:style-name="T1">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2cm" svg:height="1cm" svg:x="24.503cm" svg:y="8.003cm">
          <text:p text:style-name="P1"><text:span text:style-name="T1">mqtt</text:span></text:p>
          <text:p text:style-name="P1"><text:span text:style-name="T1">lw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2cm" svg:height="1cm" svg:x="24cm" svg:y="11.6cm">
          <text:p text:style-name="P1"><text:span text:style-name="T1">subser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5" draw:id="id15" draw:layer="layout" svg:width="6.4cm" svg:height="4.4cm" svg:x="15.4cm" svg:y="4.2cm">
          <draw:glue-point draw:id="4" svg:x="-5cm" svg:y="2.727cm"/>
          <text:p text:style-name="P1"><text:span text:style-name="T2">messagin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6cm" svg:height="2.2cm" svg:x="24.3cm" svg:y="4.2cm">
          <text:p text:style-name="P1"><text:span text:style-name="T2">mqtt-gateway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6cm" svg:height="2.2cm" svg:x="24.3cm" svg:y="7cm">
          <text:p text:style-name="P1"><text:span text:style-name="T2">mqtt-lw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curve" svg:x1="26.5cm" svg:y1="5.7cm" svg:x2="26.503cm" svg:y2="8.503cm" draw:start-shape="id7" draw:start-glue-point="1" draw:end-shape="id8" draw:end-glue-point="1" svg:d="M26500 5700c757 0 756 2803 3 2803" svg:viewBox="0 0 569 2804">
          <text:p/>
        </draw:connector>
        <draw:line draw:style-name="gr10" draw:text-style-name="P1" draw:layer="layout" svg:x1="21.8cm" svg:y1="5.1cm" svg:x2="24.3cm" svg:y2="5.1cm">
          <text:p/>
        </draw:line>
        <draw:line draw:style-name="gr10" draw:text-style-name="P1" draw:layer="layout" svg:x1="21.8cm" svg:y1="7.7cm" svg:x2="24.3cm" svg:y2="7.7cm">
          <text:p/>
        </draw:line>
        <draw:custom-shape draw:style-name="gr8" draw:text-style-name="P6" draw:layer="layout" svg:width="3.6cm" svg:height="2.2cm" svg:x="23.8cm" svg:y="10.6cm">
          <text:p text:style-name="P1"><text:span text:style-name="T2">subscription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draw:type="curve" draw:line-skew="1.031cm" svg:x1="26.5cm" svg:y1="5.7cm" svg:x2="26cm" svg:y2="12.1cm" draw:start-shape="id7" draw:start-glue-point="1" draw:end-shape="id9" draw:end-glue-point="1" svg:d="M26500 5700c2299 0 2549 6400-500 6400" svg:viewBox="0 0 2258 6401">
          <text:p/>
        </draw:connector>
        <draw:line draw:style-name="gr12" draw:text-style-name="P1" draw:layer="layout" svg:x1="21.8cm" svg:y1="8.1cm" svg:x2="24.1cm" svg:y2="11.6cm">
          <text:p/>
        </draw:line>
        <draw:custom-shape draw:style-name="gr13" draw:text-style-name="P6" xml:id="id13" draw:id="id13" draw:layer="layout" svg:width="3.6cm" svg:height="3.4cm" svg:x="13.5cm" svg:y="10.1cm">
          <draw:glue-point draw:id="4" svg:x="-3.888cm" svg:y="-5cm"/>
          <text:p text:style-name="P1"><text:span text:style-name="T2">myqueue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19" draw:id="id19" draw:layer="layout" svg:width="4.6cm" svg:height="3.4cm" svg:x="17.9cm" svg:y="10.1cm">
          <text:p text:style-name="P1"><text:span text:style-name="T2">mytopic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cm" svg:height="1.4cm" svg:x="13.9cm" svg:y="11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draw:layer="layout" svg:width="1cm" svg:height="1.4cm" svg:x="15.101cm" svg:y="11.2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xml:id="id10" draw:id="id10" draw:layer="layout" svg:width="1cm" svg:height="1.4cm" svg:x="18.402cm" svg:y="11.2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xml:id="id11" draw:id="id11" draw:layer="layout" svg:width="1cm" svg:height="1.4cm" svg:x="19.603cm" svg:y="11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" draw:text-style-name="P4" xml:id="id12" draw:id="id12" draw:layer="layout" svg:width="1cm" svg:height="1.4cm" svg:x="20.804cm" svg:y="11.20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" draw:text-style-name="P3" draw:layer="layout" draw:type="curve" svg:x1="18.902cm" svg:y1="12.602cm" svg:x2="20.103cm" svg:y2="12.603cm" draw:start-shape="id10" draw:start-glue-point="7" draw:end-shape="id11" draw:end-glue-point="7" svg:d="M18902 12602c0 754 1201 754 1201 1" svg:viewBox="0 0 1202 567">
          <text:p/>
        </draw:connector>
        <draw:connector draw:style-name="gr16" draw:text-style-name="P3" draw:layer="layout" draw:type="curve" svg:x1="20.103cm" svg:y1="12.603cm" svg:x2="21.304cm" svg:y2="12.604cm" draw:start-shape="id11" draw:start-glue-point="7" draw:end-shape="id12" svg:d="M20103 12603c0 754 1201 754 1201 1" svg:viewBox="0 0 1202 567">
          <text:p/>
        </draw:connector>
        <draw:connector draw:style-name="gr16" draw:text-style-name="P3" draw:layer="layout" draw:type="curve" svg:x1="18.902cm" svg:y1="12.602cm" svg:x2="21.304cm" svg:y2="12.604cm" draw:start-shape="id10" draw:start-glue-point="7" draw:end-shape="id12" draw:end-glue-point="7" svg:d="M18902 12602c0 756 2402 755 2402 2" svg:viewBox="0 0 2403 568">
          <text:p/>
        </draw:connector>
        <draw:custom-shape draw:style-name="gr17" draw:text-style-name="P7" draw:layer="layout" svg:width="6cm" svg:height="6.8cm" svg:x="5.3cm" svg:y="6.7cm">
          <text:p text:style-name="P1"><text:span text:style-name="T2">admin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6.9cm" svg:y1="8.6cm" svg:x2="15.1cm" svg:y2="10.1cm">
          <text:p/>
        </draw:line>
        <draw:line draw:style-name="gr10" draw:text-style-name="P1" draw:layer="layout" svg:x1="19.1cm" svg:y1="8.6cm" svg:x2="20.3cm" svg:y2="10.1cm">
          <text:p/>
        </draw:line>
        <draw:connector draw:style-name="gr3" draw:text-style-name="P3" draw:layer="layout" draw:type="curve" svg:x1="10.901cm" svg:y1="12.701cm" svg:x2="13.5cm" svg:y2="11.8cm" draw:start-shape="id2" draw:start-glue-point="1" draw:end-shape="id13" draw:end-glue-point="3" svg:d="M10901 12701c1950 0 651-901 2599-901" svg:viewBox="0 0 2600 902">
          <text:p/>
        </draw:connector>
        <draw:connector draw:style-name="gr3" draw:text-style-name="P3" draw:layer="layout" draw:type="curve" svg:x1="10.9cm" svg:y1="10.4cm" svg:x2="15.4cm" svg:y2="7.599cm" draw:start-shape="id14" draw:start-glue-point="1" draw:end-shape="id15" draw:end-glue-point="4" svg:d="M10900 10400c3376 0 1127-2801 4500-2801" svg:viewBox="0 0 4501 2802">
          <text:p/>
        </draw:connector>
        <draw:custom-shape draw:style-name="gr18" draw:text-style-name="P8" draw:layer="layout" svg:width="11.4cm" svg:height="1cm" svg:x="15.4cm" svg:y="2.1cm">
          <text:p text:style-name="P1"><text:span text:style-name="T1">cli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xml:id="id16" draw:id="id16" draw:layer="layout" svg:width="4.799cm" svg:height="1cm" svg:x="9.301cm" svg:y="2.1cm">
          <text:p text:style-name="P1"><text:span text:style-name="T1">messaging ten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3" draw:layer="layout" draw:type="curve" svg:x1="11.7cm" svg:y1="3.1cm" svg:x2="9.7cm" svg:y2="5.5cm" draw:start-shape="id16" draw:start-glue-point="2" draw:end-shape="id17" draw:end-glue-point="1" svg:d="M11700 3100c0 1600-666 2400-2000 2400" svg:viewBox="0 0 2001 2401">
          <text:p/>
        </draw:connector>
        <draw:line draw:style-name="gr10" draw:text-style-name="P1" draw:layer="layout" svg:x1="19.7cm" svg:y1="3.1cm" svg:x2="18.3cm" svg:y2="4.2cm">
          <text:p/>
        </draw:line>
        <draw:line draw:style-name="gr10" draw:text-style-name="P1" draw:layer="layout" svg:x1="22.5cm" svg:y1="3.1cm" svg:x2="24.3cm" svg:y2="4.5cm">
          <text:p/>
        </draw:line>
        <draw:frame draw:style-name="gr21" draw:text-style-name="P3" draw:layer="layout" svg:width="2.8cm" svg:height="2.8cm" svg:x="1.1cm" svg:y="4.1cm">
          <draw:image xlink:href="Pictures/100002010000040000000400A85DC9C45A5B4F73.png" xlink:type="simple" xlink:show="embed" xlink:actuate="onLoad">
            <text:p/>
          </draw:image>
        </draw:frame>
        <draw:custom-shape draw:style-name="gr22" draw:text-style-name="P3" draw:layer="layout" svg:width="27.4cm" svg:height="9.9cm" svg:x="1.1cm" svg:y="3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8" draw:id="id18" draw:layer="layout" svg:width="2cm" svg:height="6.2cm" svg:x="1.5cm" svg:y="7.3cm">
          <draw:glue-point draw:id="4" svg:x="5cm" svg:y="-4.193cm"/>
          <text:p text:style-name="P1"><text:span text:style-name="T1">OpenShift</text:span></text:p>
          <text:p text:style-name="P1"><text:span text:style-name="T1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.5cm" svg:y1="10.4cm" svg:x2="5.7cm" svg:y2="10.4cm" draw:start-shape="id18" draw:start-glue-point="1" draw:end-shape="id1" svg:d="M3500 10400h2200" svg:viewBox="0 0 2201 1">
          <text:p/>
        </draw:connector>
        <draw:connector draw:style-name="gr3" draw:text-style-name="P3" draw:layer="layout" draw:type="lines" draw:line-skew="2.898cm 1.198cm" svg:x1="6.7cm" svg:y1="10.9cm" svg:x2="25cm" svg:y2="12.6cm" draw:start-shape="id1" draw:start-glue-point="2" draw:end-shape="id9" draw:end-glue-point="2" svg:d="M6700 10900v3400h18300v-1700" svg:viewBox="0 0 18301 3401">
          <text:p/>
        </draw:connector>
        <draw:connector draw:style-name="gr11" draw:text-style-name="P3" draw:layer="layout" draw:type="curve" svg:x1="24cm" svg:y1="12.1cm" svg:x2="22.5cm" svg:y2="11.8cm" draw:start-shape="id9" draw:start-glue-point="3" draw:end-shape="id19" draw:end-glue-point="1" svg:d="M24000 12100c-1125 0-375-300-1500-300" svg:viewBox="0 0 1501 301">
          <text:p/>
        </draw:connector>
        <draw:connector draw:style-name="gr20" draw:text-style-name="P3" draw:layer="layout" draw:type="curve" svg:x1="7.1cm" svg:y1="5.5cm" svg:x2="3.5cm" svg:y2="7.801cm" draw:start-shape="id17" draw:start-glue-point="3" draw:end-shape="id18" draw:end-glue-point="4" svg:d="M7100 5500c-2698 0-899 2301-3600 2301" svg:viewBox="0 0 3601 2302">
          <text:p/>
        </draw:connector>
        <draw:custom-shape draw:style-name="gr24" draw:text-style-name="P7" draw:layer="layout" svg:width="6cm" svg:height="2.1cm" svg:x="5.3cm" svg:y="4.1cm">
          <text:p text:style-name="P1"><text:span text:style-name="T2">address-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2cm" svg:height="1cm" svg:x="8.956cm" svg:y="7.752cm">
          <text:p text:style-name="P1"><text:span text:style-name="T1">conso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3" draw:layer="layout" draw:type="curve" svg:x1="8.956cm" svg:y1="8.252cm" svg:x2="8.4cm" svg:y2="6cm" draw:start-shape="id20" draw:start-glue-point="3" draw:end-shape="id17" draw:end-glue-point="2" svg:d="M8956 8252c-371 0-556-750-556-2252" svg:viewBox="0 0 557 2253">
          <text:p/>
        </draw:connector>
        <draw:connector draw:style-name="gr3" draw:text-style-name="P3" draw:layer="layout" draw:type="curve" svg:x1="6.7cm" svg:y1="9.9cm" svg:x2="8.956cm" svg:y2="8.252cm" draw:start-shape="id1" draw:start-glue-point="0" draw:end-shape="id20" draw:end-glue-point="3" svg:d="M6700 9900c0-1099 752-1648 2256-1648" svg:viewBox="0 0 2257 1649">
          <text:p/>
        </draw:connector>
        <draw:connector draw:style-name="gr25" draw:text-style-name="P3" draw:layer="layout" draw:type="curve" svg:x1="15.4cm" svg:y1="6.4cm" svg:x2="10.956cm" svg:y2="8.252cm" draw:start-shape="id15" draw:start-glue-point="3" draw:end-shape="id20" draw:end-glue-point="1" svg:d="M15400 6400c-3331 0-1110 1852-4444 1852" svg:viewBox="0 0 4445 1853">
          <text:p/>
        </draw:connector>
        <draw:connector draw:style-name="gr26" draw:text-style-name="P3" draw:layer="layout" draw:type="curve" draw:line-skew="0.536cm" svg:x1="11.7cm" svg:y1="3.1cm" svg:x2="9.956cm" svg:y2="7.752cm" draw:start-shape="id16" draw:start-glue-point="2" draw:end-shape="id20" svg:d="M11700 3100c0 4294-1744 1969-1744 4652" svg:viewBox="0 0 1745 4653">
          <text:p/>
        </draw:connector>
        <draw:connector draw:style-name="gr25" draw:text-style-name="P3" draw:layer="layout" draw:type="curve" svg:x1="13.901cm" svg:y1="10.1cm" svg:x2="10.956cm" svg:y2="8.252cm" draw:start-shape="id13" draw:start-glue-point="4" draw:end-shape="id20" draw:end-glue-point="1" svg:d="M13901 10100c0-1232-981-1848-2945-1848" svg:viewBox="0 0 2946 1849">
          <text:p/>
        </draw:connector>
        <draw:connector draw:style-name="gr3" draw:text-style-name="P3" draw:layer="layout" draw:type="line" svg:x1="7.7cm" svg:y1="10.4cm" svg:x2="8.9cm" svg:y2="10.4cm" draw:start-shape="id1" draw:start-glue-point="1" draw:end-shape="id14" draw:end-glue-point="3" svg:d="M7700 10400h1200" svg:viewBox="0 0 1201 1">
          <text:p/>
        </draw:connector>
        <draw:connector draw:style-name="gr25" draw:text-style-name="P3" draw:layer="layout" draw:type="curve" draw:line-skew="3.048cm" svg:x1="17.9cm" svg:y1="11.8cm" svg:x2="10.957cm" svg:y2="8.183cm" draw:start-shape="id19" draw:start-glue-point="3" svg:d="M17900 11800c-1011 0 2460-3617-6943-3617" svg:viewBox="0 0 6944 36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verpass" svg:font-family="Overpa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4:52:38.148145975</meta:creation-date>
    <dc:date>2017-04-07T13:16:51.971091922</dc:date>
    <meta:editing-duration>PT48M1S</meta:editing-duration>
    <meta:editing-cycles>28</meta:editing-cycles>
    <meta:generator>LibreOffice/5.2.6.2$Linux_X86_64 LibreOffice_project/20$Build-2</meta:generator>
    <meta:document-statistic meta:object-count="63"/>
  </office:meta>
</office:document-meta>
</file>